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automatic-styles>
    <style:style style:name="P1" style:family="paragraph" style:parent-style-name="Text_20_body">
      <style:text-properties style:font-name="apple-system" fo:font-size="10.5pt" officeooo:paragraph-rsid="00005e17"/>
    </style:style>
    <style:style style:name="T1" style:family="text">
      <style:text-properties officeooo:rsid="0048de3e"/>
    </style:style>
    <style:style style:name="T2" style:family="text">
      <style:text-properties officeooo:rsid="0064048f"/>
    </style:style>
    <style:style style:name="T3" style:family="text">
      <style:text-properties officeooo:rsid="00552cb8"/>
    </style:style>
    <style:style style:name="T4" style:family="text">
      <style:text-properties officeooo:rsid="005b105d"/>
    </style:style>
    <style:style style:name="T5" style:family="text">
      <style:text-properties officeooo:rsid="005998bc"/>
    </style:style>
    <style:style style:name="T6" style:family="text">
      <style:text-properties officeooo:rsid="004f7e48"/>
    </style:style>
    <style:style style:name="T7" style:family="text">
      <style:text-properties officeooo:rsid="0056a173"/>
    </style:style>
    <style:style style:name="T8" style:family="text">
      <style:text-properties officeooo:rsid="004be8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ros2 service call /exploration/start/service autonovus_msgs/srv/StartExploration "{timeout: 10.0, exploration_area: <text:span text:style-name="T1">{min_x: 0.0, max_x: 5.</text:span><text:span text:style-name="T6">0</text:span><text:span text:style-name="T1">, min_y: 0.0, max_y: 5.0, min_z: 0.0, max_z: 5.0, frame_</text:span><text:span text:style-name="T8">id</text:span><text:span text:style-name="T1">: ‘odom’}</text:span>}"</text:p>
      <text:p text:style-name="P1">ros2 action send_goal /start_exploration autonovus_msgs/action/StartExploration "{timeout: 60.0, exploration_area: <text:span text:style-name="T1">{min_x: -</text:span><text:span text:style-name="T3">50.0</text:span><text:span text:style-name="T1">, max_x: -</text:span><text:span text:style-name="T3">25</text:span><text:span text:style-name="T1">.</text:span><text:span text:style-name="T6">0</text:span><text:span text:style-name="T1">, min_y: -</text:span><text:span text:style-name="T3">210</text:span><text:span text:style-name="T1">.0, max_y: -</text:span><text:span text:style-name="T3">177</text:span><text:span text:style-name="T1">.0, min_z: </text:span><text:span text:style-name="T3">5</text:span><text:span text:style-name="T1">.0, max_z: </text:span><text:span text:style-name="T3">6</text:span><text:span text:style-name="T1">.0, frame_</text:span><text:span text:style-name="T8">id</text:span><text:span text:style-name="T1">: ‘odom’}</text:span>}"</text:p>
      <text:p text:style-name="P1"/>
      <text:p text:style-name="P1">ros2 action send_goal /start_exploration autonovus_msgs/action/StartExploration "{timeout: 60.0, exploration_area: <text:span text:style-name="T1">{min_x: -</text:span><text:span text:style-name="T2">50</text:span><text:span text:style-name="T3">.0</text:span><text:span text:style-name="T1">, max_x: -</text:span><text:span text:style-name="T4">3</text:span><text:span text:style-name="T5">5</text:span><text:span text:style-name="T1">.</text:span><text:span text:style-name="T6">0</text:span><text:span text:style-name="T1">, min_y: -</text:span><text:span text:style-name="T3">210</text:span><text:span text:style-name="T1">.0, max_y: -</text:span><text:span text:style-name="T7">200</text:span><text:span text:style-name="T1">.0, min_z: </text:span><text:span text:style-name="T3">5</text:span><text:span text:style-name="T1">.0, max_z: </text:span><text:span text:style-name="T3">6</text:span><text:span text:style-name="T1">.0, frame_</text:span><text:span text:style-name="T8">id</text:span><text:span text:style-name="T1">: ‘odom’}</text:span>}"</text:p>
      <text:p text:style-name="P1"/>
      <text:p text:style-name="P1"/>
      <text:p text:style-name="P1">ros2 service call /exploration/stop autonovus_msgs/srv/StopExploration "{}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8T12:57:33.393735967</meta:creation-date>
    <dc:date>2025-09-08T12:58:06.738585939</dc:date>
    <meta:editing-duration>PT33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4" meta:word-count="72" meta:character-count="717" meta:non-whitespace-character-count="649"/>
  </office:meta>
</office:document-meta>
</file>